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Choose a resort to play!</text:p>
          </table:table-cell>
          <table:table-cell office:value-type="string">
            <text:p>¡Escoge una partida para jugar!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 Items/Aphids</text:p>
          </table:table-cell>
          <table:table-cell office:value-type="string">
            <text:p>Recoger/Tom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a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s, skills and status.</text:p>
          </table:table-cell>
          <table:table-cell office:value-type="string">
            <text:p>Puedes renombrar un Áfido recogiendolo y presionando su nombre en la parte izquierda arriba.</text:p>
            <text:p>Aquí tambien muestra sus estadisticas, habilidades y estatus.</text:p>
          </table:table-cell>
        </table:table-row>
        <table:table-row table:style-name="ro4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 and see them from the album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 y verlas en el album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5">
          <table:table-cell office:value-type="string">
            <text:p>credits_note</text:p>
          </table:table-cell>
          <table:table-cell office:value-type="string">
            <text:p>[center]Created in the Godot 4 Engine</text:p>
            <text:p/>
            <text:p>SOUND ASSETS</text:p>
            <text:p/>
            <text:p>“Rustling leaves” by Pixabay (Pixabay)</text:p>
            <text:p>“Camera Flash” by irinairinafomicheva (Pixabay)</text:p>
            <text:p/>
            <text:p>MISC ASSETS</text:p>
            <text:p/>
            <text:p>Outline Shader by Julian-Vos</text:p>
            <text:p>Shine Shader (for the logo) by ACB_Gamez (and others)</text:p>
            <text:p>3D Aphid Model by Leo (leo6804)</text:p>
            <text:p/>
            <text:p>SPECIAL THANKS</text:p>
            <text:p/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[/center]</text:p>
          </table:table-cell>
          <table:table-cell office:value-type="string">
            <text:p>[center]Hecho con el motor Godot 4</text:p>
            <text:p/>
            <text:p>ARCHIVOS DE SONIDO</text:p>
            <text:p/>
            <text:p>“Rustling leaves” por Pixabay (Pixabay)</text:p>
            <text:p>“Camera Flash” por irinairinafomicheva (Pixabay)</text:p>
            <text:p/>
            <text:p>ARCHIVOS MISCELANEOS</text:p>
            <text:p/>
            <text:p>Outline Shader por Julian-Vos</text:p>
            <text:p>Shine Shader (para el logo) por ACB_Gamez (y otros)</text:p>
            <text:p>3D Aphid Model por Leo del discord official de Bug Fables</text:p>
            <text:p/>
            <text:p>GRACIAS ESPECIALES</text:p>
            <text:p/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eiseñados por mi Summer</text:p>
            <text:p>Caracteres y lugares vienen de Bug Fables: The Everlasting Sapling por Moonsprout Games</text:p>
            <text:p>------------------------[/center]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Food Cabinet</text:p>
          </table:table-cell>
          <table:table-cell office:value-type="string">
            <text:p>Puesto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Áfidos.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A sorting of all trinkets and props that the resort sells.</text:p>
          </table:table-cell>
          <table:table-cell office:value-type="string">
            <text:p>Una coleccion de todos los aparatos y decoraciones que el complejo vende.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21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1-08T21:58:53.91</dc:date>
    <dc:creator>Summer </dc:creator>
    <meta:editing-duration>PT16H23M9S</meta:editing-duration>
    <meta:editing-cycles>74</meta:editing-cycles>
    <meta:document-statistic meta:table-count="1" meta:cell-count="251" meta:object-count="0"/>
  </office:meta>
</office:document-meta>
</file>